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1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9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4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512cm" fo:min-width="1.19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103cm" svg:y="1.325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3.304cm" svg:y="1.526cm">
          <draw:text-box>
            <text:p text:style-name="P1"><text:span text:style-name="T1">Aggregate </text:span><text:span text:style-name="T1">data</text:span></text:p>
          </draw:text-box>
        </draw:frame>
        <draw:line draw:style-name="gr3" draw:text-style-name="P3" draw:layer="layout" svg:x1="8.867cm" svg:y1="1.325cm" svg:x2="8.865cm" svg:y2="10.625cm">
          <text:p/>
        </draw:line>
        <draw:line draw:style-name="gr3" draw:text-style-name="P3" draw:layer="layout" svg:x1="4.449cm" svg:y1="2.468cm" svg:x2="20.169cm" svg:y2="2.466cm">
          <text:p/>
        </draw:line>
        <draw:frame draw:style-name="gr4" draw:text-style-name="P4" xml:id="id1" draw:id="id1" draw:layer="layout" svg:width="2.365cm" svg:height="0.696cm" svg:x="4.861cm" svg:y="4.556cm">
          <draw:text-box>
            <text:p><text:span text:style-name="T2">salar</text:span><text:span text:style-name="T2">ies</text:span></text:p>
          </draw:text-box>
        </draw:frame>
        <draw:connector draw:style-name="gr5" draw:text-style-name="P3" draw:layer="layout" draw:type="curve" svg:x1="7.226cm" svg:y1="4.904cm" svg:x2="10.086cm" svg:y2="4.536cm" draw:start-shape="id1" draw:start-glue-point="1" draw:end-shape="id2" svg:d="M7226 4904c2143 0 714-368 2860-368" svg:viewBox="0 0 2861 369">
          <text:p/>
        </draw:connector>
        <draw:frame draw:style-name="gr6" draw:text-style-name="P4" xml:id="id3" draw:id="id3" draw:layer="layout" svg:width="1.899cm" svg:height="0.696cm" svg:x="5.265cm" svg:y="7.289cm">
          <draw:text-box>
            <text:p><text:span text:style-name="T2">raises</text:span></text:p>
          </draw:text-box>
        </draw:frame>
        <draw:connector draw:style-name="gr5" draw:text-style-name="P3" draw:layer="layout" draw:type="curve" svg:x1="7.164cm" svg:y1="7.637cm" svg:x2="16.864cm" svg:y2="8.517cm" draw:start-shape="id3" draw:start-glue-point="1" draw:end-shape="id4" draw:end-glue-point="2" svg:d="M7164 7637c6163 0 5136 691 6020 1099s3680 532 3680-219" svg:viewBox="0 0 9701 1426">
          <text:p/>
        </draw:connector>
        <draw:custom-shape draw:style-name="gr7" draw:text-style-name="P5" draw:layer="layout" svg:width="2.961cm" svg:height="0.762cm" svg:x="10.086cm" svg:y="3.4cm">
          <text:p text:style-name="P1"><text:span text:style-name="T3">"Mi</text:span><text:span text:style-name="T3">cha</text:span><text:span text:style-name="T3">e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" draw:id="id2" draw:layer="layout" svg:width="2.961cm" svg:height="0.762cm" svg:x="10.086cm" svg:y="4.155cm">
          <text:p text:style-name="P1"><text:span text:style-name="T3">"Dwigh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09cm" svg:y="4.91cm">
          <text:p text:style-name="P1"><text:span text:style-name="T3">"P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0.97cm" svg:y="2.686cm">
          <draw:text-box>
            <text:p><text:span text:style-name="T4">key</text:span></text:p>
          </draw:text-box>
        </draw:frame>
        <draw:custom-shape draw:style-name="gr9" draw:text-style-name="P7" draw:layer="layout" svg:width="1.697cm" svg:height="0.762cm" svg:x="13.017cm" svg:y="3.401cm">
          <text:p text:style-name="P1"><text:span text:style-name="T3">113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7cm" svg:y="4.156cm">
          <text:p text:style-name="P1"><text:span text:style-name="T3">6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9cm" svg:y="4.911cm">
          <text:p text:style-name="P1"><text:span text:style-name="T3">67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01cm" svg:height="0.725cm" svg:x="13.098cm" svg:y="2.699cm">
          <draw:text-box>
            <text:p><text:span text:style-name="T4">value</text:span></text:p>
          </draw:text-box>
        </draw:frame>
        <draw:custom-shape draw:style-name="gr7" draw:text-style-name="P5" draw:layer="layout" svg:width="2.961cm" svg:height="0.762cm" svg:x="10.085cm" svg:y="5.653cm">
          <text:p text:style-name="P1"><text:span text:style-name="T3">"Jim</text:span><text:span text:style-name="T3">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0.085cm" svg:y="6.408cm">
          <text:p text:style-name="P1"><text:span text:style-name="T3">"</text:span><text:span text:style-name="T3">R</text:span><text:span text:style-name="T3">y</text:span><text:span text:style-name="T3">a</text:span><text:span text:style-name="T3">n</text:span><text:span text:style-name="T3">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6cm" svg:y="5.654cm">
          <text:p text:style-name="P1"><text:span text:style-name="T3">1</text:span><text:span text:style-name="T3">0</text:span><text:span text:style-name="T3">0</text:span><text:span text:style-name="T3">.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3.016cm" svg:y="6.409cm">
          <text:p text:style-name="P1"><text:span text:style-name="T3">6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5.385cm" svg:y="5.501cm">
          <text:p text:style-name="P1"><text:span text:style-name="T3">"Dwigh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961cm" svg:height="0.762cm" svg:x="15.389cm" svg:y="6.257cm">
          <text:p text:style-name="P1"><text:span text:style-name="T3">"Robert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27cm" svg:height="0.725cm" svg:x="16.269cm" svg:y="4.787cm">
          <draw:text-box>
            <text:p><text:span text:style-name="T4">key</text:span></text:p>
          </draw:text-box>
        </draw:frame>
        <draw:custom-shape draw:style-name="gr9" draw:text-style-name="P7" draw:layer="layout" svg:width="1.697cm" svg:height="0.762cm" svg:x="18.316cm" svg:y="5.502cm">
          <text:p text:style-name="P1"><text:span text:style-name="T3">3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8.318cm" svg:y="6.258cm">
          <text:p text:style-name="P1"><text:span text:style-name="T3">10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01cm" svg:height="0.725cm" svg:x="18.397cm" svg:y="4.8cm">
          <draw:text-box>
            <text:p><text:span text:style-name="T4">value</text:span></text:p>
          </draw:text-box>
        </draw:frame>
        <draw:custom-shape draw:style-name="gr7" draw:text-style-name="P5" draw:layer="layout" svg:width="2.961cm" svg:height="0.762cm" svg:x="15.384cm" svg:y="7cm">
          <text:p text:style-name="P1"><text:span text:style-name="T3">"P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2.961cm" svg:height="0.762cm" svg:x="15.384cm" svg:y="7.755cm">
          <text:p text:style-name="P1"><text:span text:style-name="T3">"Michae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8.315cm" svg:y="7.001cm">
          <text:p text:style-name="P1"><text:span text:style-name="T3">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697cm" svg:height="0.762cm" svg:x="18.315cm" svg:y="7.756cm">
          <text:p text:style-name="P1"><text:span text:style-name="T3">16.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10-02T14:33:07.896915355</dc:date>
    <meta:editing-duration>PT1H53M43S</meta:editing-duration>
    <meta:editing-cycles>15</meta:editing-cycles>
    <meta:generator>LibreOffice/6.0.7.3$Linux_X86_64 LibreOffice_project/00m0$Build-3</meta:generator>
    <meta:document-statistic meta:object-count="30"/>
  </office:meta>
</office:document-meta>
</file>